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T4" style:family="text">
      <style:text-properties style:text-position="sub"/>
    </style:style>
    <style:style style:name="T5" style:family="text">
      <style:text-properties fo:font-style="italic" style:text-line-through-type="single"/>
    </style:style>
    <style:style style:name="P1" style:family="paragraph" style:parent-style-name="Normal">
      <style:paragraph-properties fo:text-align="center"/>
    </style:style>
    <style:style style:name="P2" style:family="paragraph" style:parent-style-name="Normal">
      <style:paragraph-properties fo:text-align="center"/>
    </style:style>
  </office:automatic-styles>
  <office:body>
    <office:text>
      <text:p text:style-name="P1">Part 1</text:p>
      <text:p text:style-name="P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Even so, despite her own wishes, the noise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suddenly tightening heart reminded her that today was Monday. She would have to go to school again.</text:p>
      <text:p text:style-name="Normal">“... Sigh.”</text:p>
      <text:p text:style-name="Normal">Not that that was a pressing matter yet. For now, she was content just staring at the ceiling. She let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A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
      <text:p text:style-name="Normal">Do mirrors ever lie? That’s what she was wondering while looking at one, in the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her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text:p>
      <text:p text:style-name="Normal">“Sigh...” she gave up her search and exited the restroom for good, somewhat disappointed. After all, whenever she entered the school premises, she always made sure to become someone else; it wouldn’t do to show her true self to others.</text:p>
      <text:p text:style-name="Normal"><text:span text:style-name="T1">Well, </text:span>not that she could even if she tried; there were lots of things she was bad at, and being herself around others was one of them. That was just as well though;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See, this is why reality is boring, it takes itself too seriously, it should rebel against the laws of physics sometimes.” She said this out-loud, so that reality may hear her advice (and hopefully heed it). So it was only natural that when <text:span text:style-name="T1">you </text:span>said</text:p>
      <text:p text:style-name="Normal">“Right? I think that all the time” from behind her,</text:p>
      <text:p text:style-name="Normal">“Eeeek!” she nearly jumped out of her skin. You then proceeded to greet her like you didn’t just give her a heart attack:</text:p>
      <text:p text:style-name="Normal">“Hey there~!”</text:p>
      <text:p text:style-name="Normal">“H-hey...<text:span text:style-name="T4"> What did you do that for...</text:span>” Whenever she spoke that low, people would usually ask her to repeat herself, but you,</text:p>
      <text:p text:style-name="Normal">“Hmm, no reason in particular, just felt like it,” you understood her. “Oh, I do agree with what you said though.”</text:p>
      <text:p text:style-name="Normal">“I-I see...”</text:p>
      <text:p text:style-name="Normal">Now that you were in front of her, she didn’t feel quite so courageous anymore. <text:span text:style-name="T1">Damn you reality!</text:span> In fact, her heart was beating so loudly it wouldn’t be strange if you could hear it yourself. And her eyes, they were looking at everything except for you.</text:p>
      <text:p text:style-name="Normal">“Um... So, what are you doing here?” she ventured to ask, her voice reaching a higher pitch with every word.</text:p>
      <text:p text:style-name="Normal">Your answer was to raise a stack of paper you were holding in your hands, “the teacher sent me to make copies of this text. Apparently we’ll study these in groups.”</text:p>
      <text:p text:style-name="Normal">“Oh... Okay...”</text:p>
      <text:p text:style-name="Normal">Then, there was a brief moment of silence. In it, she threw glimpses at you. At the end of it, she found it unfair that you had no trouble looking her in the eye. <text:span text:style-name="T1">Why is it you can smile at me like that... and I can’t? </text:span>Yours was such a warm smile, could she even replicate it?</text:p>
      <text:p text:style-name="Normal">Before she could try, you turned towards the stairwell at the end of the hallway,</text:p>
      <text:p text:style-name="Normal">“Let’s go?” you asked.</text:p>
      <text:p text:style-name="Normal">She nodded, and side-by-side, the two of you started on your way to the classroom.</text:p>
      <text:p text:style-name="Normal"><text:span text:style-name="T1">What was it that I wanted to tell you? </text:span>She wondered that as she walked, but she couldn’t remember: her mind was busy figuring out whether she had lost herself too deep in her delusions or you really were walking together. Still, she wondered.</text:p>
      <text:p text:style-name="Normal">“...”</text:p>
      <text:p text:style-name="Normal">Anxiously, she wondered. She didn’t have to wonder for long: the answer was written all over her heart. But, putting it into words, then letting those words out... Even just thinking about it was nerve-racking, would she actually do it? Could she? Then,</text:p>
      <text:p text:style-name="Normal">“Are you worried about making groups?” you interrupted.</text:p>
      <text:p text:style-name="Normal">“Hm?”</text:p>
      <text:p text:style-name="Normal">“I mean, for Literature, when we’ll analyse these texts... I said we’d be doing that in groups earlier, is that what’s bothering you?”</text:p>
      <text:p text:style-name="Normal">“...”</text:p>
      <text:p text:style-name="Normal">She looked at you in silence for a second. She was happy that you’d noticed her distress, but it was also unusual for you to misunderstand her. Not that she was blaming you or anything.</text:p>
      <text:p text:style-name="Normal">“I... I don’t mind working with others, actually!” Lies were always prettier; normally, learning that she’d have to form a group would have awakened her inner ostrich and have her search for a hole to bury her head in.</text:p>
      <text:p text:style-name="Normal">She thought she was a good actress, but you didn’t look convinced. As a matter of fact, you were the one who looked worried.</text:p>
      <text:p text:style-name="Normal">“Hmmm...” you tilted your head.</text:p>
      <text:p text:style-name="Normal">She tilted her head too: “?”</text:p>
      <text:p text:style-name="Normal">“Hey, I have an idea,” and, looking her dead in the eye, “let’s make a group, you and me.”</text:p>
      <text:p text:style-name="Normal">“...Huh?!”</text:p>
      <text:p text:style-name="Normal"><text:span text:style-name="T1">W-wait! No! I can’t! I’m not ready!! W-we haven’t even held hands yet...!! <text:s text:c="1"/></text:span>Your statement sent her imagination into overdrive, and she was imagining your future together.</text:p>
      <text:p text:style-name="Normal">“Ah, I mean it’s fine if you don’t want to,” you followed up.</text:p>
      <text:p text:style-name="Normal">“N-no, it’s okay, let’s do that!”</text:p>
      <text:p text:style-name="Normal">And so it was decided: the two of you would form a group. <text:span text:style-name="T1">Not a bad outcome... I’m glad...</text:span></text:p>
      <text:p text:style-name="Normal">This exchange burnt through virtually all of her social battery, and as that forced her into low power-consumption mode, her brain only processed a select few moments afterwards. She could vaguely remember that after reaching the classroom, she’d spent a minute or two profusely apologising to the teacher for being late. Then, it turned out that the passage analysis in groups would be a homework, due a few days later.</text:p>
      <text:p text:style-name="Normal"><text:span text:style-name="T1">So... This means... </text:span>that her brain must have failed to process a very important exchange you two had. That, or she actually did cross the point of no return in her delusions. These were the only two things that could explain how, after classes ended for the day, she found herself <text:span text:style-name="T5">on a date</text:span> with you, in an almost empty library, to study the passage you were assigned.</text:p>
      <text:p text:style-name="Normal"><text:span text:style-name="T1">HUH?!?!?!?!?!?!? How did this happen?? Am I dreaming? I must be dreaming. </text:span>There was no way she was actually sitting <text:span text:style-name="T1">this</text:span> close to you. <text:span text:style-name="T1">Ah, our shoulders touched again...</text:span> <text:span text:style-name="T1">But it’s all a dream... </text:span>Full of resolve, *SMACK!!* she slapped herself awake . And yet,</text:p>
      <text:p text:style-name="Normal"><text:span text:style-name="T1">“Ouch...” It hurts...! </text:span>And she didn’t wake up at all.</text:p>
      <text:p text:style-name="Normal">“?? I-is everything okay?” you looked at her with considerable concern.</text:p>
      <text:p text:style-name="Normal">“Oh... Um... Yeah, more or less... Thanks...” <text:span text:style-name="T1">I see... I’m not dreaming... </text:span>*SMACK!!* She slapped herself again for good measure.</text:p>
      <text:p text:style-name="Normal">“???? Are you sure you’re alright??”</text:p>
      <text:p text:style-name="Normal">“Y-yeah, don’t mind me... Just needed to wake myself up... So, where were we again?” <text:span text:style-name="T1">Yup... I’m definitely awake... Let’s... Let’s just, analyse the text for now...</text:span></text:p>
      <text:p text:style-name="Normal">You didn’t answer right away. You looked at her dumbfounded for a solid few seconds, and at the end of them, “pfft-”, you giggled.</text:p>
      <text:p text:style-name="Normal">“?”</text:p>
      <text:p text:style-name="Normal">Your laughter was muffled, you turned away from her, but it was crystal clear that you were giggling. Had she been too much of an idiot again? <text:span text:style-name="T1">Probably. </text:span>After all, she had an innate talent in the art of embarrassing herself in front of others. <text:span text:style-name="T1">Whatever... </text:span>The silver lining was that she was too mentally exhausted to feel embarrassed. As for you,</text:p>
      <text:p text:style-name="Normal">“Sorry, my bad,” you were all smiles, “you really are a funny one, you know?”</text:p>
      <text:p text:style-name="Normal">Her head drooped to the side and she chuckled in resignation (she’d given up on herself), “heh... I’m a real clown aren’t I...”</text:p>
      <text:p text:style-name="Normal">“Oh, I don’t mean it in a bad way. It’s more like... I don’t get bored when I’m around you. I guess I’m trying to say that it’s fun being with you.”</text:p>
      <text:p text:style-name="Normal">“...”</text:p>
      <text:p text:style-name="Normal">Apparently she’d signed up for an emotional rollercoaster today. After the sudden drop it was time to go up again, and the ride took her all the way to the seventh heaven. Her heart had a hard time adjusting though, so it started beating like crazy again. Perhaps because of the sudden acceleration, the corners of her mouth were getting pushed back all the way to her ears, and it took all her self-restraint to stop herself from making the widest grin within a ten kilometre radius.</text:p>
      <text:p text:style-name="Normal">“Thanks...” </text:p>
      <text:p text:style-name="Normal">“Still, I’d say we get started before it gets too late.”</text:p>
      <text:p text:style-name="Normal">“R-right, I think I need to reread the text first.”</text:p>
      <text:p text:style-name="Normal">“Sure, I’ll do the same.”</text:p>
      <text:p text:style-name="Normal">And so, she tried rereading the text. One paragraph in, she tried again. Then again. Then again. Then again. Then she stopped trying and took a deep breath. <text:span text:style-name="T1">Yeah, no, sorry, I can’t read today. </text:span>Hopefully you were reading her mind because she wasn’t ready to admit that. She glimpsed at you to check, only to find out you were reading the text, not her mind.</text:p>
      <text:p text:style-name="Normal">“...”</text:p>
      <text:p text:style-name="Normal">She didn’t know it was possible to be jealous of an inanimate object. Not until now. <text:span text:style-name="T1">If this text passage were a person, we <text:s text:c="1"/>wouldn’t get along at all.</text:span> Not only would she be jealous of it, there would also be the fact that not one word of what it said entered her mind. As it happened, her mind was completely occupied by a single thought.</text:p>
      <text:p text:style-name="Normal">The school library was large, the sun was low and its rays were bright. They came in through the open windows, accompanied by a breeze, and at this hour they occupied the vast majority of the seats. <text:span text:style-name="T1">Right here would be a good place, and right now would be a good time ...to tell you a secret. </text:span>That was all she could think of.</text:p>
      <text:p text:style-name="Normal"><text:span text:style-name="T1">But...</text:span></text:p>
      <text:p text:style-name="Normal">But minutes went by, the sun sank ever lower, and the girl could do nothing but worry. *Tick... Tock... Tick... Tock...* went the great clock on the wall, and she could do nothing. She was weak. She knew that. She was scared of what would happen, of how you would react. If she uttered a word of it, your relationship as it was now would end, for better or worse. And what would she do if it ended for the worse? What would she do?</text:p>
      <text:p text:style-name="Normal">“<text:span text:style-name="T4">Hey...</text:span>”</text:p>
      <text:p text:style-name="Normal">And yet, despite her fears, she mustered a “hey”. You didn’t seem to hear it though.</text:p>
      <text:p text:style-name="Normal">“...”</text:p>
      <text:p text:style-name="Normal">That was hardly surprising given how softly she’d said it.</text:p>
      <text:p text:style-name="Normal">“Hey...” she repeated. <text:span text:style-name="T1">Oh... Now I’ve done it. </text:span>She’d caught your attention. You turned to her, an inquisitive look in your eyes. She evaded your gaze, and her heart started beating louder, faster, and stronger than ever before. <text:span text:style-name="T1">Stronger, huh? </text:span>She wanted to be strong too.</text:p>
      <text:p text:style-name="Normal">“Hey, so...”</text:p>
      <text:p text:style-name="Normal">A deafening white noise filled her ears. A deafening white noise filled her mind. She couldn’t think. She couldn’t hear.</text:p>
      <text:p text:style-name="Normal">“I...”</text:p>
      <text:p text:style-name="Normal">This could be the end.</text:p>
      <text:p text:style-name="Normal">“I... I don’t think I can do it, sorry...”</text:p>
      <text:p text:style-name="Normal">She ran away.</text:p>
      <text:p text:style-name="Normal">“Hm? What do you mean?” you asked.</text:p>
      <text:p text:style-name="Normal">“Ah- Um, l-like, I’m not feeling great right now, I... I can’t concentrate at all today, sorry, ahah...”</text:p>
      <text:p text:style-name="Normal">“Oh, I see...” There was something more to it, and surely you sensed that too, “don’t worry about it,” you of all people must have felt it too, so how could you smile? “We can try again tomorrow.”</text:p>
      <text:p text:style-name="Normal">“... Sorry, thanks.” No, it’s probably because you could feel that there was more to her words than meets the eye, it’s because of that that you smiled, <text:span text:style-name="T1">right?</text:span></text:p>
      <text:p text:style-name="Normal">It wasn’t a smile of happiness. It was meant to comfort her, to reassure her, to tell her that it was okay. It wasn’t a smile of happiness.</text:p>
      <text:p text:style-name="Normal">“...”</text:p>
      <text:p text:style-name="Normal">That was all she could think of. Hours upon hours later, your smile was the only thing on her mind. In her room, in her bed, her face buried in her pillow, her knees raised to her chest, and despite herself, that was all she could think of.</text:p>
      <text:p text:style-name="Normal"><text:span text:style-name="T1">... Today was a failure, </text:span>and she tried to drown it with her imagination. But just like in Greek tragedies, the more she tried to escape her fate, the more she got trapped in it. So many scenarii went through her mind, and in all of them, at the end of all of them, you smiled at her happily. <text:span text:style-name="T1">Happily...</text:span></text:p>
      <text:p text:style-name="Normal">Here was the wrong place, now was the wrong time, but it’s never too late, <text:span text:style-name="T1">right?</text:span></text:p>
      <text:p text:style-name="Normal">Even so, even though you weren’t here, she could only bring herself to think it: she’d been an empty shell since long before you stole her heart. Still, <text:span text:style-name="T1">would you go out with me?</text:span></text:p>
      <text:p text:style-name="Normal"/>
      <text:p text:style-name="P1"><text:span text:style-name="T1">•••</text:span></text:p>
      <text:p text:style-name="P1"/>
      <text:p text:style-name="Normal">She was feeling a bit tired at the moment. Her heart had been heavy all afternoon, because for some reason it had filled to the brim with tears. <text:span text:style-name="T1">For some reason, huh?</text:span></text:p>
      <text:p text:style-name="Normal">“...”</text:p>
      <text:p text:style-name="Normal"><text:span text:style-name="T1">I’m sick and tired of beating around the bush. It’s because I’m a coward, isn’t it? Because I ran away from you, and because I disappointed the only person who ever had any expectations from me, again. </text:span>She tried to look in the mirror, to meet the gaze of that person, but she couldn’t. She had no right to. </text:p>
      <text:p text:style-name="Normal">“Sigh...” So instead, she looked at the pink flower pot on her bedside. It was at times like these that the flower inside it —the heart— became soggy, bloated. It was too full of water. So full of water.<text:span text:style-name="T1"> So pathetic...</text:span> And so, she cried. Burying herself in her pillows, she cried. For as long as she needed to, as long as she was allowed to, she cried. Curled up in her bed, she cried.</text:p>
      <text:p text:style-name="Normal">She did not know how long she cried, nor did she care. But when she eventually raised her head again, it came to her attention that dusk had come and gone. She didn’t feel quite so tired anymore. Her chest felt lighter, and the heart looked a little healthier in its pot. She might be a tad late, but</text:p>
      <text:p text:style-name="Normal">“Goodnight, sun,” she wished it, from her side of the world.</text:p>
      <text:p text:style-name="Normal">She was a little hungry too now, so she headed down to the kitchen to see if there was any food. Her parents were never home, and when they were it was usually only to sleep or to eat breakfast before leaving for work again, so what was for dinner and whether there would be dinner at all depended entirely on her mood. Tonight, it would be hastily-prepared instant noodles brought back to the comfort of her room.</text:p>
      <text:p text:style-name="Normal">“Yummy.” It was tastier than usual.</text:p>
      <text:p text:style-name="Normal">She cleaned up a little, brushed her teeth, and then she sat back on her bed again.</text:p>
      <text:p text:style-name="Normal">“...”</text:p>
      <text:p text:style-name="Normal">Then she got bored of that, so she started walking around aimlessly. Little by little, her room was growing dark, and she welcomed that darkness, she welcomed its silent company. It wasn’t noisy and intrusive like sunlight, and it would politely go away if she just turned the lights on. So she didn’t turn the lights on. Instead, she went to meet its source.</text:p>
      <text:p text:style-name="Normal">Her window was wide open, and through it came the night; she liked the sensation of it grazing her skin, so she rested her elbow on the window frame, and in turn her chin rested in her open palm. <text:span text:style-name="T1">What shall I dream of, tonight? </text:span>This question wasn’t aimed at anyone in particular, not even herself. But she was directing it towards the empty sky. The place she lived in was full of buildings and all sorts of electric poles, and the light pollution they emitted turned away the stars. So, she was wondering whether by dreaming a dream that was good enough, by telling it a story that was beautiful enough, she would see the night sky blossom.</text:p>
      <text:p text:style-name="Normal">“...”</text:p>
      <text:p text:style-name="Normal">Then, she reached a hand out to the stars. If the night did blossom, would its flowers listen to her wishes? She wanted to believe they would. She wanted to believe that someday, someone would take the hand she stretched out. For now though, she was alone, and that was okay.</text:p>
      <text:p text:style-name="Normal">“I’ve decided.”</text:p>
      <text:p text:style-name="Normal">She found something she wanted to dream of. So, she retracted her hand, and she closed her eyes.</text:p>
      <text:p text:style-name="Normal">“Haah...”</text:p>
      <text:p text:style-name="Normal">When she opened them again, the world had changed. Her window was gone, her room was gone, all the buildings, the roads, the people, all their sounds, the hills, the mountains and even the ground, everything was gone. Only the night sky remained.</text:p>
      <text:p text:style-name="Normal">At her feet, there was an ocean, one whose surface she was standing on. It was incredibly vast, blanketing the earth from horizon to horizon, and it was calm, without a single ripple going through it. It was also warm, warm enough that she felt comfortable sitting down on its surface, and it was crystalline, so that the Milky Way was perfectly mirrored in it.</text:p>
      <text:p text:style-name="Normal">“Haah...”</text:p>
      <text:p text:style-name="Normal">Just above her were the starful heavens. In this world, there was no need for secrets, so the universe showed itself to her. Here, it was a river of light that spanned across the night, running far beyond her imagination. In exchange, her heart was naked, bathing in that light. As for her, she simply sat there, waiting for the person she wanted to talk to the most right now. And,</text:p>
      <text:p text:style-name="Normal">*Pit, pat, pit, pat* that person arrived. The footsteps came from behind her, only stopping when they were incredibly close. Without saying anything, that person sat down, leaning their back against hers. She’d never sat back-to-back with anyone before.</text:p>
      <text:p text:style-name="Normal">“Do you like it?” The newly-arrived girl asked, looking around.</text:p>
      <text:p text:style-name="Normal">“Yeah. Makes me want to see the real thing at least once before we die,” she answered.</text:p>
      <text:p text:style-name="Normal">“Yeah, maybe we’ll find it beautiful,” the girl replied.</text:p>
      <text:p text:style-name="Normal">“I hope so.” Of course, there was only one person capable of entering her imagination:</text:p>
      <text:p text:style-name="Normal">“What did you want to talk about?” The girl asked her self.</text:p>
      <text:p text:style-name="Normal">“Nothing in particular...” There was so much she wanted to talk about, there was an entire person she wanted to understand, but she didn’t know how to express that, so she simply said “I just want to love you, someday.”</text:p>
      <text:p text:style-name="Normal">“...”</text:p>
      <text:p text:style-name="Normal"><text:span text:style-name="T1">Ah... So that’s what it is. I want to love you... </text:span>Her own words echoed in her mind, in this world. <text:span text:style-name="T1">And yet, you’re not making it easy, are you?</text:span></text:p>
      <text:p text:style-name="Normal">“Like you’re one to talk,” the girl smiled, “you won’t even look at me.”</text:p>
      <text:p text:style-name="Normal">Indeed. She didn’t like looking at herself. She wasn’t sure why.</text:p>
      <text:p text:style-name="Normal">“Then, how about this:” the girl raised her right hand and directed her open palm to the side: slowly, at its own pace, a vending machine materialised some distance away from them, and a bench accompanied it.</text:p>
      <text:p text:style-name="Normal"><text:span text:style-name="T1">Hm... It’s a bit far away,</text:span> she thought.</text:p>
      <text:p text:style-name="Normal">“You’re right,” the girl agreed, “can you guys come closer?” <text:s text:c="1"/>she beckoned them.</text:p>
      <text:p text:style-name="Normal">Complying, both newcomers started walking the girls’ way, which made for quite the sight. The vending machine waddled like a legless (and severely overweight) penguin, while the bench turned its side to them and came in like a rather clumsy crab. Still, both of them eventually made it next to the girls, whence they could finally settle down.</text:p>
      <text:p text:style-name="Normal">She applauded their efforts, and meanwhile her other self got up and stretched herself.</text:p>
      <text:p text:style-name="Normal">“Phew... Now then, do you want something to drink?” The girl asked her.</text:p>
      <text:p text:style-name="Normal">“You want to buy my love with a drink?” She asked in return. The answer came without hesitation:</text:p>
      <text:p text:style-name="Normal">“Yes.”</text:p>
      <text:p text:style-name="Normal">She was surprised at her own self for a second. She didn’t know she could be this direct.</text:p>
      <text:p text:style-name="Normal">“... Alright. I’ll have what you have then,” she replied.</text:p>
      <text:p text:style-name="Normal"><text:span text:style-name="T1">When I think about it, you didn’t need to ask, did you? Of course I want what you want. We’re the same person. </text:span>And what she wanted the most right now was the ability to love the girl hesitating what to pick. <text:span text:style-name="T1">It would have been convenient if vending machines sold that too.</text:span></text:p>
      <text:p text:style-name="Normal">Not long after, the girl came back to her with two black and red cans in one hand. But instead of giving her one of the cans, she extended her the other —empty— hand.</text:p>
      <text:p text:style-name="Normal">“Let’s sit on the bench,” the girl said, “side-by-side, this time.” She didn’t know the first thing about self-acceptance, but she suspected it probably entailed being capable of looking herself in the eye. So, she took up the empty hand. It was a strange experience, to have her self help her get up. It was also the first time since coming here that she had a proper look at the girl. She looked exactly like her, as could be expected. The only difference —<text:span text:style-name="T1">no, not difference— </text:span>the only oddity was that the girl had a gaping hole right in the middle of her chest. This made her smile:</text:p>
      <text:p text:style-name="Normal">“Yeah, that’s me all right.”</text:p>
      <text:p text:style-name="Normal">And so it was that she found herself hand-in-hand, side-by-side and heart-to-heart with herself, under a starry night sky. As she looked up, she knew the night would come to an end, alongside this dream.</text:p>
      <text:p text:style-name="Normal">“So before that happens, let’s finish these drinks.”</text:p>
      <text:p text:style-name="Normal">“Yeah.” It was her way of spiting the night’s death, as well as ends and conclusions in general.</text:p>
      <text:p text:style-name="Normal">They were cans of hot chocolate, and both girls finished theirs in one long gulp.</text:p>
      <text:p text:style-name="Normal">“Urgh, it’s tasteless,” she complained to her self. It was probably because <text:span text:style-name="T1">I don’t drink enough hot chocolate to remember the taste.</text:span></text:p>
      <text:p text:style-name="Normal">“... Hey, I have an idea,” the girl said. “Why don’t you make me some hot chocolate, when we wake up? That way, we’ll remember.”</text:p>
      <text:p text:style-name="Normal"><text:span text:style-name="T1">... You really are desperate for my love, aren’t you?</text:span></text:p>
      <text:p text:style-name="Normal">“I am.”</text:p>
      <text:p text:style-name="Normal">For the first and last time tonight, she smiled at herself. And, soon afterwards, just as she thought it would,</text:p>
      <text:p text:style-name="Normal">“*RIIIIING RIIIIING RIIIIING*” went the alarm clock.</text:p>
      <text:p text:style-name="Normal"/>
      <text:p text:style-name="P2">•• ••</text:p>
      <text:p text:style-name="Normal"/>
      <text:p text:style-name="Normal">“Hello, world,” she said to the morning.</text:p>
      <text:p text:style-name="Normal">It was still rather early; definitely too early for students to be going to school, too early for most workers to go to work, and too early for the sun to poke its head out of the clouds. Perhaps by giving it five more minutes it would come out. <text:span text:style-name="T1">I don’t blame it though. </text:span>In fact, she completely understood how it felt, which was why —despite being in a position to lecture it— she nodded in approval.</text:p>
      <text:p text:style-name="Normal">“Haah~”</text:p>
      <text:p text:style-name="Normal"><text:span text:style-name="T1">Who would have thought that the day would come I could tell someone </text:span>(or in this case, something) <text:span text:style-name="T1">that it was time to get up? </text:span>She certainly hadn’t.</text:p>
      <text:p text:style-name="Normal">“Haah~”</text:p>
      <text:p text:style-name="Normal">Rather than fresh, the air was just plain cold on the balcony, but she didn’t mind it. Her comfy pyjamas had been reinforced with one of her smaller blankets, while a neck warmer did exactly what its name promised. Excluding her face, only her hands were left at the mercy of this hospitable environment, but she had the best of excuses for abandoning them to this fate:</text:p>
      <text:p text:style-name="Normal">“Haah~”</text:p>
      <text:p text:style-name="Normal">She liked looking at her breath rise up and disappear in the thin morning mist. And so, she took another sip of her hot chocolate and exhaled in the wind again.</text:p>
      <text:p text:style-name="Normal">“Dawn tastes sweet, today.”</text:p>
      <text:p text:style-name="Normal">In fact, the sweetness had been tailored to her preference —by herself, of course. Not only that, it had also been served in her favourite mug. Was there a better way to start the day?</text:p>
      <text:p text:style-name="Normal"><text:span text:style-name="T1">Hmm... Well, it would be even better if you’d been the one to serve it to me, and if I’d had friends to message me good mor- </text:span>*slap!*</text:p>
      <text:p text:style-name="Normal">She was having a good time, and ruining it was forbidden. <text:span text:style-name="T1">But I wasn’t ruining it! I was just- </text:span>but if she’d continued down this line of thought, it would have inevitably ended with her cocooning up in her blankets until she un-depressed herself. <text:span text:style-name="T1">...Alright... Fair enough... So... What do I think about then?</text:span></text:p>
      <text:p text:style-name="Normal">Sometimes, the best thing to do was nothing. And, having nothing to do, she did just that. Worrying right now would do her exactly no good, so, being a smart cookie, she ignored any and all worries that came to mind. <text:span text:style-name="T1">Hm~ Cookies! </text:span>Were there any left somewhere in this house? Probably. Maybe. She wasn’t sure. She didn’t know. <text:span text:style-name="T1">Whatever.</text:span></text:p>
      <text:p text:style-name="Normal">It was with thoughts like these that she spent the morning. Some would qualify them as trivial, useless, but she believed the opposite, that these thoughts and their kind were some of the most important companions one would have in life. Or, in any case, they were some of her few precious memories. <text:span text:style-name="T1">Few... </text:span>*Slap*.</text:p>
      <text:p text:style-name="Normal">“Alright, my bad.”</text:p>
      <text:p text:style-name="Normal">She would go on to slap herself a couple more times in the next hour or so.</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